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9fda" officeooo:paragraph-rsid="001e9fda" style:font-weight-asian="bold" style:font-weight-complex="bold"/>
    </style:style>
    <style:style style:name="P2" style:family="paragraph" style:parent-style-name="Standard">
      <style:text-properties officeooo:rsid="001e9fda" officeooo:paragraph-rsid="001e9f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TY OF KABIANGA RESEARCH PORTAL</text:p>
      <text:p text:style-name="P2">Requirements</text:p>
      <text:p text:style-name="P2"/>
      <text:p text:style-name="P2">Setup</text:p>
      <text:p text:style-name="P2"/>
      <text:p text:style-name="P2">Initial configuration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799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3T13:20:32.574992649</meta:creation-date>
    <dc:date>2025-03-13T13:23:55.749757552</dc:date>
    <meta:editing-duration>PT2M21S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4" meta:word-count="9" meta:character-count="76" meta:non-whitespace-character-count="71"/>
  </office:meta>
</office:document-meta>
</file>